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28b2" officeooo:paragraph-rsid="001f28b2"/>
    </style:style>
    <style:style style:name="P2" style:family="paragraph" style:parent-style-name="Standard">
      <style:text-properties fo:language="en" fo:country="US" fo:font-weight="bold" officeooo:rsid="001f28b2" officeooo:paragraph-rsid="001f28b2" style:font-weight-asian="bold" style:font-weight-complex="bold"/>
    </style:style>
    <style:style style:name="P3" style:family="paragraph" style:parent-style-name="Standard">
      <style:text-properties fo:language="en" fo:country="US" officeooo:rsid="0021452f" officeooo:paragraph-rsid="0021452f"/>
    </style:style>
    <style:style style:name="P4" style:family="paragraph" style:parent-style-name="Standard">
      <style:text-properties fo:font-size="16pt" fo:language="en" fo:country="US" fo:font-weight="bold" officeooo:rsid="001f28b2" officeooo:paragraph-rsid="001f28b2" style:font-size-asian="16pt" style:font-weight-asian="bold" style:font-size-complex="16pt" style:font-weight-complex="bold"/>
    </style:style>
    <style:style style:name="P5" style:family="paragraph" style:parent-style-name="Standard">
      <style:text-properties fo:language="en" fo:country="US" officeooo:rsid="001f28b2" officeooo:paragraph-rsid="001f28b2"/>
    </style:style>
    <style:style style:name="P6" style:family="paragraph" style:parent-style-name="Standard">
      <style:text-properties fo:language="en" fo:country="US" officeooo:rsid="0025329b" officeooo:paragraph-rsid="0025329b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5329b" officeooo:paragraph-rsid="0025329b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63554" officeooo:paragraph-rsid="00263554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26acfd" officeooo:paragraph-rsid="0026acfd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279adc" officeooo:paragraph-rsid="00279adc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295b51" officeooo:paragraph-rsid="00295b51"/>
    </style:style>
    <style:style style:name="T1" style:family="text">
      <style:text-properties style:font-name="Liberation Sans" fo:font-size="18.2000007629395pt" fo:language="en" fo:country="US" fo:font-weight="bold" officeooo:rsid="001f28b2" style:font-name-asian="Microsoft YaHei" style:font-size-asian="18.2000007629395pt" style:font-weight-asian="bold" style:font-name-complex="Arial" style:font-size-complex="18.2000007629395pt" style:font-weight-complex="bold"/>
    </style:style>
    <style:style style:name="T2" style:family="text">
      <style:text-properties officeooo:rsid="0023d560"/>
    </style:style>
    <style:style style:name="T3" style:family="text">
      <style:text-properties officeooo:rsid="00282c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install leisure battery system</text:p>
      <text:p text:style-name="P1">How to insulate van for conversion</text:p>
      <text:p text:style-name="P1">How to line van for conversion</text:p>
      <text:p text:style-name="P1">How to implement solar energy in van conversion</text:p>
      <text:h text:style-name="Heading_20_1" text:outline-level="1"><text:span text:style-name="T1">P</text:span>ower</text:h>
      <text:p text:style-name="P2">dual charge system </text:p>
      <text:p text:style-name="P2">solar/battery1/leisure battery</text:p>
      <text:p text:style-name="P2">mains hookup</text:p>
      <text:p text:style-name="P1">air conditioning </text:p>
      <text:p text:style-name="P1">heating</text:p>
      <text:p text:style-name="P1">lighting</text:p>
      <text:p text:style-name="P1">charging</text:p>
      <text:p text:style-name="P1">PC</text:p>
      <text:p text:style-name="P1">Screen</text:p>
      <text:p text:style-name="P1"/>
      <text:p text:style-name="P4">Storage</text:p>
      <text:p text:style-name="P1">clothing</text:p>
      <text:p text:style-name="P1">utensils</text:p>
      <text:p text:style-name="P1">toiletries</text:p>
      <text:p text:style-name="P1">food</text:p>
      <text:p text:style-name="P3">water</text:p>
      <text:p text:style-name="P1"/>
      <text:p text:style-name="P1">Need to Think About Things Will Be Doing in Van:</text:p>
      <text:p text:style-name="P1">Cooking</text:p>
      <text:p text:style-name="P1">Washing</text:p>
      <text:p text:style-name="P1">Sleeping</text:p>
      <text:p text:style-name="P1">Eating</text:p>
      <text:p text:style-name="P1">Working</text:p>
      <text:p text:style-name="P1">Relaxing</text:p>
      <text:p text:style-name="P1">Travelling</text:p>
      <text:p text:style-name="P1"/>
      <text:p text:style-name="P1">.Layer_1 {<text:line-break/> <text:s/>background-image: url("Layer 1.png");<text:line-break/> <text:s/>position: absolute;<text:line-break/> <text:s/>left: 1px;<text:line-break/> <text:s/>top: 1px;<text:line-break/> <text:s/>width: 1609px;<text:line-break/> <text:s/>height: 1610px;<text:line-break/> <text:s/>z-index: 1;<text:line-break/>}<text:line-break/><text:line-break/><text:span text:style-name="T2">Jack’s tweet</text:span></text:p>
      <text:p text:style-name="P1"><text:a xlink:type="simple" xlink:href="https://twitter.com/jack/status/1451733913961783299" text:style-name="Internet_20_link" text:visited-style-name="Visited_20_Internet_20_Link">https://twitter.com/jack/status/1451733913961783299</text:a></text:p>
      <text:p text:style-name="P6"/>
      <text:p text:style-name="P6"/>
      <text:p text:style-name="P7">put cards in order of size eg uk, eu, us, global and ad a dynamic bg that shows a line increasing from left to right ie a chart line.</text:p>
      <text:p text:style-name="P8">Add another tweet quote or two and then add movement on the cross axis to bring from left and right on scroll</text:p>
      <text:p text:style-name="P9">remove gap from between cards</text:p>
      <text:p text:style-name="P9"><text:soft-page-break/>remove padding or adjust line height between cards</text:p>
      <text:p text:style-name="P10">need opposing viewpiont: must be objective <text:span text:style-name="T3">as possible</text:span></text:p>
      <text:p text:style-name="P11">add bounce back animation to css</text:p>
      <text:p text:style-name="P11">add new logo</text:p>
      <text:p text:style-name="P11">redesign logo again</text:p>
      <text:p text:style-name="P11">add newer logo</text:p>
      <text:p text:style-name="P11">make cards shorter</text:p>
      <text:p text:style-name="P11">add more sections</text:p>
      <text:p text:style-name="P11">add ctas for collab or advertising etc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5:10:43.486000000</meta:creation-date>
    <meta:editing-duration>PT42M27S</meta:editing-duration>
    <meta:editing-cycles>7</meta:editing-cycles>
    <meta:generator>LibreOffice/7.1.4.2$Windows_X86_64 LibreOffice_project/a529a4fab45b75fefc5b6226684193eb000654f6</meta:generator>
    <dc:date>2021-11-12T02:14:02.189000000</dc:date>
    <meta:document-statistic meta:table-count="0" meta:image-count="0" meta:object-count="0" meta:page-count="2" meta:paragraph-count="42" meta:word-count="185" meta:character-count="1143" meta:non-whitespace-character-count="983"/>
  </office:meta>
</office:document-meta>
</file>